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App restaurante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>El objetivo de la aplicación es poder agilizar el funcionamiento del restaurante.</text:p>
            <text:p><text:span text:style-name="T2">¿Qué se podra hacer desde la aplicación?</text:span></text:p>
            <text:p>- Revisar el listado de productos. </text:p>
            <text:p>- Poder ver las redes sociales del restaurante.</text:p>
            <text:p>- Revisar la lista de promociones. </text:p>
            <text:p>- Utilizar cupones de descuento online.</text:p>
            <text:p>- Tener un perfil para poder comprar a domicilio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Listado de producto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listado de productos se podrá revisar los diferentes productos que se han subido, con el código se podrán pedir en el local, y si se quiere pedir a domicilio, habría que agregarlos a la ces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Menú principal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menú principal se podrán ver las distintas redes sociales del restaurante.</text:p>
              </text:list-item>
              <text:list-item>
                <text:p>Se podrán ver las distintas promociones que hay al momento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upones de descuento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s cupones se podrán usar únicamente para compras online, se podrán agregar en la página correspondiente, y usarlos en el apartado de la cesta al pagar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 haber un listado de productos / promociones / redes sociales, etc. he decidido crear una página web aparte de la aplicación para poder gestionar dichos datos. (Subir productos / promociones, editarlos, borrarlos…)</text:p>
              </text:list-item>
              <text:list-item>
                <text:p>Los cupones también tienen su página para editarlos / crearlos y agregarles una fecha de caducidad.</text:p>
              </text:list-item>
              <text:list-item>
                <text:p>Las redes sociales también se pueden editar desde la página web de gestión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 decidido utilizar ionic porque me parecía más sencillo de hacer, visualmente me parece que puede quedar mejor que con Android Studio.</text:p>
              </text:list-item>
              <text:list-item>
                <text:p>De base de datos he usado mongoDB, me parece más sencilla de utilizar que MySQL, y también esta la ventaja de que no hay que tenerla instalada en la máquina, funciona de manera online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la web de gestión he utilizado para el apartado visual materialize.</text:p>
              </text:list-item>
              <text:list-item>
                <text:p>Para el apartado de gestión he utilizado angular, ya que es lo que más hemos estado trabajando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Mangal" style:font-family-asian="Mangal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uerpo_20_de_20_texto" style:display-name="Cuerpo de texto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5-27T11:34:23.705000000</dc:date>
    <meta:editing-duration>PT1H25M24S</meta:editing-duration>
    <meta:editing-cycles>9</meta:editing-cycles>
    <meta:document-statistic meta:object-count="49"/>
  </office:meta>
</office:document-meta>
</file>